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en Zach</text:p>
      <text:p text:style-name="Standard">WCP52</text:p>
      <text:p text:style-name="Standard">Weekly Status Report for week ending 10/3/13</text:p>
      <text:p text:style-name="Standard"/>
      <text:p text:style-name="Standard">Hours spent on project – 3</text:p>
      <text:p text:style-name="Standard"/>
      <text:p text:style-name="Standard">Accomplishments</text:p>
      <text:p text:style-name="Standard"><text:tab/></text:p>
      <text:list xml:id="list1561251499" text:style-name="L1">
        <text:list-item>
          <text:list>
            <text:list-item>
              <text:p text:style-name="P1">Discussed details of the project and gained an understanding of what we are trying to accomplish.</text:p>
              <text:list>
                <text:list-item>
                  <text:p text:style-name="P1">Purpose of the device</text:p>
                </text:list-item>
                <text:list-item>
                  <text:p text:style-name="P1">System requirements</text:p>
                </text:list-item>
                <text:list-item>
                  <text:p text:style-name="P1">Parts and how they work</text:p>
                </text:list-item>
              </text:list>
            </text:list-item>
          </text:list>
        </text:list-item>
      </text:list>
      <text:list xml:id="list1993177445" text:style-name="L2">
        <text:list-item>
          <text:list>
            <text:list-item>
              <text:p text:style-name="P2">Named scribe of the group</text:p>
            </text:list-item>
          </text:list>
        </text:list-item>
      </text:list>
      <text:p text:style-name="Standard"/>
      <text:p text:style-name="Standard">Problems/Suggestions</text:p>
      <text:p text:style-name="Standard"><text:tab/></text:p>
      <text:list xml:id="list1554176373" text:style-name="L3">
        <text:list-item>
          <text:list>
            <text:list-item>
              <text:p text:style-name="P3">Not familiar with KiCad</text:p>
              <text:list>
                <text:list-item>
                  <text:p text:style-name="P3">Become familiar with KiCad and create a simple PCB</text:p>
                </text:list-item>
              </text:list>
            </text:list-item>
          </text:list>
        </text:list-item>
      </text:list>
      <text:list xml:id="list1354413938" text:style-name="L4">
        <text:list-item>
          <text:list>
            <text:list-item>
              <text:p text:style-name="P4">Little familiarity with PCB design</text:p>
              <text:list>
                <text:list-item>
                  <text:p text:style-name="P4">Receive a lesson from Professor Temkin on good PCB design and learn to use the school's resources to etch my own PCB</text:p>
                </text:list-item>
              </text:list>
            </text:list-item>
          </text:list>
        </text:list-item>
      </text:list>
      <text:list xml:id="list81598902" text:style-name="L5">
        <text:list-item>
          <text:list>
            <text:list-item>
              <text:p text:style-name="P5">Project requirements must be solidified</text:p>
            </text:list-item>
          </text:list>
        </text:list-item>
      </text:list>
      <text:p text:style-name="Standard">Plans</text:p>
      <text:p text:style-name="Standard"/>
      <text:list xml:id="list179816844" text:style-name="L6">
        <text:list-item>
          <text:list>
            <text:list-item>
              <text:p text:style-name="P6">Meeting on Tuesday in order to go over and solidify project requirements</text:p>
              <text:list>
                <text:list-item>
                  <text:p text:style-name="P6">Consider changing max frequency from 100 Mhz to 200 Mhz.</text:p>
                </text:list-item>
                <text:list-item>
                  <text:p text:style-name="P6">Must add spec for Amplitude (at least 5V).</text:p>
                </text:list-item>
                <text:list-item>
                  <text:p text:style-name="P6">Detect signals down to 40 or 60 dB instead of 80.</text:p>
                </text:list-item>
                <text:list-item>
                  <text:p text:style-name="P6">Amplitude accuracy shall be within 3 dB instead of 2.5.</text:p>
                </text:list-item>
                <text:list-item>
                  <text:p text:style-name="P6">Need a max VSWR spec.</text:p>
                </text:list-item>
                <text:list-item>
                  <text:p text:style-name="P6">Each spec needs to be carefully reviewed so that we can be sure that there is some way to test each one.</text:p>
                </text:list-item>
              </text:list>
            </text:list-item>
          </text:list>
        </text:list-item>
      </text:list>
      <text:list xml:id="list2005972175" text:style-name="L7">
        <text:list-item>
          <text:list>
            <text:list-item>
              <text:list>
                <text:list-item>
                  <text:p text:style-name="P7">Consider using sweeping swr</text:p>
                </text:list-item>
              </text:list>
            </text:list-item>
          </text:list>
        </text:list-item>
      </text:list>
      <text:list xml:id="list1923323792" text:style-name="L8">
        <text:list-item>
          <text:list>
            <text:list-item>
              <text:p text:style-name="P8">Research vector analyzers to get good ideas of how they are implemented</text:p>
            </text:list-item>
            <text:list-item>
              <text:p text:style-name="P8">Familiarize myself with KiCad by 10/10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6:25:24</meta:creation-date>
    <dc:date>2014-10-07T16:31:58</dc:date>
    <meta:editing-duration>PT2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9" meta:word-count="216" meta:character-count="1127" meta:non-whitespace-character-count="956"/>
  </office:meta>
</office:document-meta>
</file>